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80808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marker-end="Arrow" draw:marker-end-width="0.1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hatch" draw:fill-color="#c0c0c0" draw:fill-hatch-name="Картинка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634cm"/>
    </style:style>
    <style:style style:name="gr12" style:family="graphic" style:parent-style-name="standard">
      <style:graphic-properties draw:stroke="none" svg:stroke-color="#000000" draw:fill="none" draw:fill-color="#ffffff" fo:min-height="1.46cm"/>
    </style:style>
    <style:style style:name="gr13" style:family="graphic" style:parent-style-name="standard">
      <style:graphic-properties draw:stroke="none" svg:stroke-color="#000000" draw:fill="none" draw:fill-color="#ffffff" fo:min-height="0.992cm"/>
    </style:style>
    <style:style style:name="gr14" style:family="graphic" style:parent-style-name="standard">
      <style:graphic-properties draw:stroke="none" svg:stroke-color="#000000" draw:fill="none" draw:fill-color="#ffffff" fo:min-height="0.738cm"/>
    </style:style>
    <style:style style:name="gr15" style:family="graphic" style:parent-style-name="standard">
      <style:graphic-properties draw:stroke="none" svg:stroke-color="#000000" draw:fill="none" draw:fill-color="#ffffff" fo:min-height="2.161cm"/>
    </style:style>
    <style:style style:name="gr16" style:family="graphic" style:parent-style-name="standard">
      <style:graphic-properties draw:fill="hatch" draw:fill-color="#99ccff" draw:fill-hatch-name="Картинка" draw:fill-hatch-solid="tru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233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cm" fo:min-width="4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6pt" fo:font-style="italic" style:font-size-asian="6pt" style:font-style-asian="italic" style:font-size-complex="6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6pt" style:font-size-asian="6pt" style:font-size-complex="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7pt" style:font-size-asian="7pt" style:font-size-complex="7pt"/>
    </style:style>
    <style:style style:name="P16" style:family="paragraph">
      <style:text-properties fo:font-size="18pt"/>
    </style:style>
    <style:style style:name="P17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font-size="18pt"/>
    </style:style>
    <style:style style:name="T16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7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1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1.276cm" svg:height="1.673cm" svg:x="5cm" svg:y="6.502cm">
          <draw:text-box>
            <text:p>Описание задачи на разработку<text:line-break/>первого этапа сайта «ДелоТвоё.рф»</text:p>
          </draw:text-box>
        </draw:frame>
        <draw:frame draw:style-name="gr1" draw:layer="layout" svg:width="4.054cm" svg:height="1.827cm" svg:x="15.946cm" svg:y="10.963cm">
          <draw:text-box>
            <text:p><text:span text:style-name="T1">Автор: Коваленко П.В</text:span></text:p>
            <text:p><text:span text:style-name="T1"><text:a xlink:href="mailto:pavel@bitrain.ru">pavel@bitrain.ru</text:a></text:span></text:p>
            <text:p><text:span text:style-name="T1"/></text:p>
            <text:p><text:span text:style-name="T1">12 июля 2012 г</text:span></text:p>
          </draw:text-box>
        </draw:frame>
        <draw:frame draw:style-name="gr1" draw:text-style-name="P1" draw:layer="layout" svg:width="3.537cm" svg:height="1.433cm" svg:x="8.463cm" svg:y="27.302cm">
          <draw:text-box>
            <text:p text:style-name="P1"><text:span text:style-name="T1">г. Санкт-Петербург</text:span></text:p>
            <text:p text:style-name="P1"><text:span text:style-name="T1"/></text:p>
            <text:p text:style-name="P1"><text:span text:style-name="T1">2012 г</text:span></text:p>
          </draw:text-box>
        </draw:frame>
      </draw:page>
      <draw:page draw:name="page2" draw:style-name="dp1" draw:master-page-name="Обычный">
        <draw:frame draw:style-name="gr1" draw:layer="layout" svg:width="7.36cm" svg:height="0.962cm" svg:x="1cm" svg:y="1.04cm">
          <draw:text-box>
            <text:p>Условные обозначения</text:p>
          </draw:text-box>
        </draw:frame>
        <draw:g>
          <draw:custom-shape draw:style-name="gr2" draw:text-style-name="P2" draw:layer="layout" svg:width="5.964cm" svg:height="0.5cm" svg:x="3.067cm" svg:y="2.502cm">
            <text:p text:style-name="P1"><text:span text:style-name="T2">Комментарий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067cm" svg:y1="2.792cm" svg:x2="2.531cm" svg:y2="3.161cm">
            <text:p/>
          </draw:line>
        </draw:g>
        <draw:frame draw:style-name="gr1" draw:layer="layout" svg:width="1.031cm" svg:height="8.072cm" svg:x="1.5cm" svg:y="2.502cm">
          <draw:text-box>
            <text:p>1.</text:p>
            <text:p/>
            <text:p>2.</text:p>
            <text:p/>
            <text:p>3.</text:p>
            <text:p/>
            <text:p>4.</text:p>
            <text:p/>
            <text:p>5.</text:p>
            <text:p/>
            <text:p>6.</text:p>
          </draw:text-box>
        </draw:frame>
        <draw:custom-shape draw:style-name="gr4" draw:text-style-name="P3" draw:layer="layout" svg:width="3cm" svg:height="0.5cm" svg:x="2.718cm" svg:y="4.171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0.112cm" svg:height="0.607cm" svg:x="5.588cm" svg:y="4.138cm">
          <draw:text-box>
            <text:p><text:span text:style-name="T4"><text:s/></text:span><text:span text:style-name="T4">- обозначает функциональный переход к другому разделу сайта</text:span></text:p>
          </draw:text-box>
        </draw:frame>
        <draw:custom-shape draw:style-name="gr5" draw:text-style-name="P3" draw:layer="layout" svg:width="3cm" svg:height="0.5cm" svg:x="2.7cm" svg:y="5.502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4.442cm" svg:height="0.607cm" svg:x="5.588cm" svg:y="5.439cm">
          <draw:text-box>
            <text:p><text:span text:style-name="T4"><text:s/></text:span><text:span text:style-name="T4">- активная кнопка, символизирует текущий раздел и/или показывает состояние «активности»</text:span></text:p>
          </draw:text-box>
        </draw:frame>
        <draw:custom-shape draw:style-name="gr6" draw:text-style-name="P1" draw:layer="layout" svg:width="4.001cm" svg:height="1cm" svg:x="2.675cm" svg:y="6.69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45cm" svg:height="0.607cm" svg:x="6.643cm" svg:y="6.794cm">
          <draw:text-box>
            <text:p><text:span text:style-name="T4"><text:s/></text:span><text:span text:style-name="T4">- фон блока, группирует элементы страницы в единый блок связанный по смыслу</text:span></text:p>
          </draw:text-box>
        </draw:frame>
        <draw:frame draw:style-name="gr7" draw:layer="layout" svg:width="6.408cm" svg:height="0.963cm" svg:x="2.427cm" svg:y="8.052cm">
          <draw:text-box>
            <text:p><text:span text:style-name="T5">Название объекта 1</text:span></text:p>
          </draw:text-box>
        </draw:frame>
        <draw:frame draw:style-name="gr1" draw:text-style-name="P4" draw:layer="layout" svg:width="10.544cm" svg:height="0.607cm" svg:x="8.747cm" svg:y="8.203cm">
          <draw:text-box>
            <text:p><text:span text:style-name="T4"><text:s/></text:span><text:span text:style-name="T4">- подчеркнутый текст обозначает возможность перехода по ссылке</text:span></text:p>
          </draw:text-box>
        </draw:frame>
        <draw:custom-shape draw:style-name="gr8" draw:text-style-name="P5" draw:layer="layout" svg:width="1.078cm" svg:height="1.151cm" svg:x="2.5cm" svg:y="9.5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03cm" svg:height="0.607cm" svg:x="3.761cm" svg:y="9.663cm">
          <draw:text-box>
            <text:p><text:span text:style-name="T4"><text:s/></text:span><text:span text:style-name="T4">- графическое изображение, картинка. Имеет важную информационную нагрузку.</text:span></text:p>
          </draw:text-box>
        </draw:frame>
      </draw:page>
      <draw:page draw:name="page3" draw:style-name="dp1" draw:master-page-name="Обычный">
        <draw:frame draw:style-name="gr1" draw:layer="layout" svg:width="9.396cm" svg:height="0.962cm" svg:x="1cm" svg:y="1.04cm">
          <draw:text-box>
            <text:p>Для чего нужен этот документ</text:p>
          </draw:text-box>
        </draw:frame>
        <draw:frame draw:style-name="gr1" draw:text-style-name="P6" draw:layer="layout" svg:width="14.248cm" svg:height="1.626cm" svg:x="2.752cm" svg:y="2.5cm">
          <draw:text-box>
            <text:p><text:span text:style-name="T6">Данный документ составлен для описание начальной идеи сайта, в которой включены основные необходимые разделы</text:span><text:span text:style-name="T6"><text:line-break/></text:span><text:span text:style-name="T6">для ознакомления новых участников с проектом. </text:span><text:span text:style-name="T6"><text:line-break/></text:span><text:span text:style-name="T6">Любой участник проекта может предложить (или сделать самостоятельно) улучшение.</text:span></text:p>
            <text:p><text:span text:style-name="T6"/></text:p>
            <text:p><text:span text:style-name="T6">Все, что Мы делаем — свободное творчество!</text:span></text:p>
          </draw:text-box>
        </draw:frame>
      </draw:page>
      <draw:page draw:name="page4" draw:style-name="dp1" draw:master-page-name="Обычный">
        <draw:custom-shape draw:style-name="gr5" draw:text-style-name="P7" draw:layer="layout" svg:width="2.177cm" svg:height="0.312cm" svg:x="0.999cm" svg:y="2.748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6cm" svg:y="2.748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6cm" svg:y="2.748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.1cm" svg:x="1cm" svg:y="1.5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3.796cm" svg:height="0.489cm" svg:x="0.982cm" svg:y="1cm">
          <draw:text-box>
            <text:p><text:span text:style-name="T9">1. стартовая страница - заглушка</text:span></text:p>
          </draw:text-box>
        </draw:frame>
        <draw:frame draw:style-name="gr1" draw:layer="layout" svg:width="5.451cm" svg:height="0.962cm" svg:x="4.37cm" svg:y="1.5cm">
          <draw:text-box>
            <text:p>Ключевая фраза</text:p>
          </draw:text-box>
        </draw:frame>
        <draw:g>
          <draw:custom-shape draw:style-name="gr6" draw:text-style-name="P1" draw:layer="layout" svg:width="12.839cm" svg:height="12.327cm" svg:x="1cm" svg:y="3.1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2.839cm" svg:height="0.884cm" svg:x="1cm" svg:y="3.172cm">
            <draw:text-box>
              <text:p><text:span text:style-name="T10">Миссия-задача</text:span></text:p>
            </draw:text-box>
          </draw:frame>
          <draw:frame draw:style-name="gr12" draw:text-style-name="P4" draw:layer="layout" svg:width="12.145cm" svg:height="1.71cm" svg:x="1.4cm" svg:y="4.172cm">
            <draw:text-box>
              <text:p><text:span text:style-name="T4">Текстовое описание, для людей которые любят читать Текстовое описание,</text:span><text:span text:style-name="T4"><text:line-break/></text:span><text:span text:style-name="T4"> для людей которые любят читать Текстовое описание, для людей которые любят читать Текстовое описание, для людей которые любят читать</text:span></text:p>
              <text:p><text:span text:style-name="T11">Ссылка</text:span></text:p>
            </draw:text-box>
          </draw:frame>
          <draw:frame draw:style-name="gr13" draw:text-style-name="P6" draw:layer="layout" svg:width="4.537cm" svg:height="1.351cm" svg:x="1.7cm" svg:y="5.972cm">
            <draw:text-box>
              <text:list text:style-name="L1"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</text:list>
            </draw:text-box>
          </draw:frame>
          <draw:frame draw:style-name="gr14" draw:text-style-name="P6" draw:layer="layout" svg:width="3cm" svg:height="1.076cm" svg:x="1.7cm" svg:y="7.273cm">
            <draw:text-box>
              <text:p><text:span text:style-name="T6">1. список с цифрой</text:span></text:p>
              <text:p><text:span text:style-name="T6">2. список с цифрой</text:span></text:p>
              <text:p><text:span text:style-name="T6">3. список с цифрой</text:span></text:p>
            </draw:text-box>
          </draw:frame>
          <draw:frame draw:style-name="gr15" draw:text-style-name="P6" draw:layer="layout" svg:width="7cm" svg:height="2.623cm" svg:x="1.7cm" svg:y="8.373cm">
            <draw:text-box>
              <text:p><text:span text:style-name="T12">Заголовок 1</text:span></text:p>
              <text:p><text:span text:style-name="T3">Заголовок 2</text:span></text:p>
              <text:p><text:span text:style-name="T1">Заголовок 3</text:span></text:p>
              <text:p><text:span text:style-name="T4">Заголовок 4</text:span></text:p>
              <text:p><text:span text:style-name="T7">Заголовок 5</text:span></text:p>
              <text:p><text:span text:style-name="T13">Заголовок 6</text:span></text:p>
            </draw:text-box>
          </draw:frame>
          <draw:custom-shape draw:style-name="gr16" draw:text-style-name="P11" draw:layer="layout" svg:width="2.5cm" svg:height="1.5cm" svg:x="1.7cm" svg:y="11.148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3cm" svg:height="0.526cm" svg:x="1.5cm" svg:y="12.672cm">
            <draw:text-box>
              <text:p><text:span text:style-name="T6">Подпись к картинке</text:span></text:p>
            </draw:text-box>
          </draw:frame>
          <draw:custom-shape draw:style-name="gr18" draw:text-style-name="P7" draw:layer="layout" svg:width="9.5cm" svg:height="1.5cm" svg:x="1.7cm" svg:y="13.572cm">
            <text:p text:style-name="P1"><text:span text:style-name="T7">блок с цитатой блок с цитатой блок с цитатой блок с цитатой </text:span><text:span text:style-name="T7"><text:line-break/></text:span><text:span text:style-name="T7">блок с цитатой блок с цитатой блок с цитатой </text:span><text:span text:style-name="T7"><text:line-break/></text:span><text:span text:style-name="T7">блок с цитатой блок с цитатой блок с цитатой блок с цитатой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85.876082611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5.726cm" svg:height="5.8cm" svg:x="14.273cm" svg:y="7.39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43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2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5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5cm" svg:y="2.754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41cm" svg:height="0.696cm" svg:x="7.5cm" svg:y="6.3cm">
            <text:p text:style-name="P1"><text:span text:style-name="T2">Варианты элементов на текстовой</text:span><text:span text:style-name="T2"><text:line-break/></text:span><text:span text:style-name="T2">странице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7.5cm" svg:y1="6.5cm" svg:x2="6cm" svg:y2="7.5cm">
            <text:p/>
          </draw:line>
        </draw:g>
      </draw:page>
      <draw:page draw:name="page5" draw:style-name="dp1" draw:master-page-name="Обычный">
        <draw:frame draw:style-name="gr1" draw:text-style-name="P9" draw:layer="layout" svg:width="2.542cm" svg:height="0.489cm" svg:x="0.982cm" svg:y="1cm">
          <draw:text-box>
            <text:p><text:span text:style-name="T9">2. Страница проекта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4.672cm" svg:height="0.806cm" svg:x="1cm" svg:y="3.238cm">
            <draw:text-box>
              <text:p><text:span text:style-name="T12">Название проекта</text:span></text:p>
            </draw:text-box>
          </draw:frame>
          <draw:custom-shape draw:style-name="gr16" draw:text-style-name="P11" draw:layer="layout" svg:width="3.053cm" svg:height="2.463cm" svg:x="1.349cm" svg:y="4.0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2" draw:layer="layout" svg:width="4.447cm" svg:height="1.631cm" svg:x="1cm" svg:y="6.638cm">
            <draw:text-box>
              <text:p><text:span text:style-name="T12">Необходимо</text:span></text:p>
              <text:p><text:span text:style-name="T6">1. Специалист по крышам</text:span></text:p>
              <text:p><text:span text:style-name="T6">2. Трубы для летающих аппаратов</text:span></text:p>
              <text:p><text:span text:style-name="T6"/></text:p>
            </draw:text-box>
          </draw:frame>
          <draw:frame draw:style-name="gr1" draw:text-style-name="P6" draw:layer="layout" svg:width="3.774cm" svg:height="0.526cm" svg:x="4.402cm" svg:y="4.0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2" draw:layer="layout" svg:width="3.203cm" svg:height="0.806cm" svg:x="1.001cm" svg:y="8.339cm">
            <draw:text-box>
              <text:p><text:span text:style-name="T12">Предлагаю:</text:span></text:p>
            </draw:text-box>
          </draw:frame>
          <draw:custom-shape draw:style-name="gr19" draw:text-style-name="P15" draw:layer="layout" svg:width="6cm" svg:height="0.5cm" svg:x="1.5cm" svg:y="9.1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5cm" svg:y="9.6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499cm" svg:y="10.2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498cm" svg:y="10.7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cm" svg:y="12.1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438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328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6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Обычный">
        <draw:frame draw:style-name="gr1" draw:text-style-name="P9" draw:layer="layout" svg:width="2.399cm" svg:height="0.489cm" svg:x="0.982cm" svg:y="1cm">
          <draw:text-box>
            <text:p><text:span text:style-name="T9">3. Список проектов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3.846cm" svg:height="0.806cm" svg:x="1cm" svg:y="3.238cm">
            <draw:text-box>
              <text:p><text:span text:style-name="T12">Наши проекты</text:span></text:p>
            </draw:text-box>
          </draw:frame>
          <draw:custom-shape draw:style-name="gr16" draw:text-style-name="P11" draw:layer="layout" svg:width="3.053cm" svg:height="2.463cm" svg:x="1.849cm" svg:y="4.9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2cm" svg:y="4.9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7cm" svg:y="4.418cm">
            <draw:text-box>
              <text:p><text:span text:style-name="T16">Название проекта</text:span></text:p>
            </draw:text-box>
          </draw:frame>
          <draw:frame draw:style-name="gr1" draw:text-style-name="P6" draw:layer="layout" svg:width="3.774cm" svg:height="0.526cm" svg:x="1.903cm" svg:y="8.045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8cm" svg:y="7.519cm">
            <draw:text-box>
              <text:p><text:span text:style-name="T16">Название проекта</text:span></text:p>
            </draw:text-box>
          </draw:frame>
          <draw:custom-shape draw:style-name="gr16" draw:text-style-name="P11" draw:layer="layout" svg:width="3.053cm" svg:height="2.463cm" svg:x="1.851cm" svg:y="9.046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4cm" svg:y="9.046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9cm" svg:y="8.52cm">
            <draw:text-box>
              <text:p><text:span text:style-name="T16">Название проекта</text:span></text:p>
            </draw:text-box>
          </draw:frame>
          <draw:custom-shape draw:style-name="gr4" draw:text-style-name="P18" draw:layer="layout" svg:width="3cm" svg:height="0.5cm" svg:x="11.199cm" svg:y="14.999cm">
            <text:p text:style-name="P1"><text:span text:style-name="T1">Следующие 10 »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8" draw:layer="layout" svg:width="3cm" svg:height="0.5cm" svg:x="0.999cm" svg:y="14.999cm">
            <text:p text:style-name="P1"><text:span text:style-name="T1">« Предыдущие 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9" draw:layer="layout" svg:width="2.5cm" svg:height="0.75cm" svg:x="6.999cm" svg:y="14.999cm">
            <draw:text-box>
              <text:p><text:span text:style-name="T1">10-20</text:span></text:p>
            </draw:text-box>
          </draw:fram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3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389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279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2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7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1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Обычный">
        <draw:g>
          <draw:custom-shape draw:style-name="gr6" draw:text-style-name="P1" draw:layer="layout" svg:width="13.179cm" svg:height="7.3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Задать вопрос</text:span></text:p>
              <text:p><text:span text:style-name="T6"/></text:p>
              <text:p><text:span text:style-name="T6">Контактные данные skype, jabber, gmail</text:span></text:p>
            </draw:text-box>
          </draw:frame>
          <draw:custom-shape draw:style-name="gr19" draw:text-style-name="P15" draw:layer="layout" svg:width="6cm" svg:height="0.5cm" svg:x="2cm" svg:y="5.6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2cm" svg:y="6.1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999cm" svg:y="6.7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998cm" svg:y="7.2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.5cm" svg:y="8.6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9" draw:layer="layout" svg:width="2.145cm" svg:height="0.489cm" svg:x="0.983cm" svg:y="1cm">
          <draw:text-box>
            <text:p><text:span text:style-name="T9">4. задать вопрос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Обычный">
        <draw:g>
          <draw:custom-shape draw:style-name="gr6" draw:text-style-name="P1" draw:layer="layout" svg:width="13.179cm" svg:height="3.7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500 — это значит что мы не можем показать эту страниц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3cm" svg:y="1cm">
          <draw:text-box>
            <text:p><text:span text:style-name="T9">5. 500 - ошибка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Обычный">
        <draw:g>
          <draw:custom-shape draw:style-name="gr6" draw:text-style-name="P1" draw:layer="layout" svg:width="13.203cm" svg:height="3.738cm" svg:x="1.001cm" svg:y="3.2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9" draw:layer="layout" svg:width="11.6cm" svg:height="1.749cm" svg:x="1.401cm" svg:y="3.501cm">
            <draw:text-box>
              <text:p><text:span text:style-name="T3">404 — это значит что сайт не смог найти данных которые размещены по этому адрес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4cm" svg:y="1cm">
          <draw:text-box>
            <text:p><text:span text:style-name="T9">6. 404 - ошибка</text:span></text:p>
          </draw:text-box>
        </draw:frame>
        <draw:custom-shape draw:style-name="gr10" draw:text-style-name="P8" draw:layer="layout" svg:width="3cm" svg:height="1.1cm" svg:x="1.00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2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35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39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28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Картинка" draw:style="single" draw:color="#808080" draw:distance="0.1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valenko Pavel</meta:initial-creator>
    <meta:creation-date>2012-07-10T22:23:34</meta:creation-date>
    <dc:date>2012-07-12T16:18:23</dc:date>
    <dc:creator>Kovalenko Pavel</dc:creator>
    <meta:editing-duration>PT5H40M19S</meta:editing-duration>
    <meta:editing-cycles>67</meta:editing-cycles>
    <meta:generator>LibreOffice/3.5$Linux_X86_64 LibreOffice_project/350m1$Build-2</meta:generator>
    <meta:document-statistic meta:object-count="172"/>
  </office:meta>
</office:document-meta>
</file>